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b586d" officeooo:paragraph-rsid="000b586d"/>
    </style:style>
    <style:style style:name="P2" style:family="paragraph" style:parent-style-name="Standard">
      <style:paragraph-properties fo:line-height="150%"/>
      <style:text-properties fo:color="#ce181e" style:font-name="Times New Roman" officeooo:rsid="002b9859" officeooo:paragraph-rsid="002b9859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officeooo:rsid="002424f5" officeooo:paragraph-rsid="002424f5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2424f5" officeooo:paragraph-rsid="002424f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335a7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642c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a7ed8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1b50cc" officeooo:paragraph-rsid="001b50cc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0dcb41" officeooo:paragraph-rsid="000dcb41"/>
    </style:style>
    <style:style style:name="P11" style:family="paragraph" style:parent-style-name="Standard">
      <style:paragraph-properties fo:line-height="150%"/>
      <style:text-properties style:font-name="Times New Roman" officeooo:rsid="000b586d" officeooo:paragraph-rsid="000b586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b9859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7cdaa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2b9859" officeooo:paragraph-rsid="002b9859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1d1adb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2b9859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25da7b" officeooo:paragraph-rsid="0025da7b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b50cc" officeooo:paragraph-rsid="00300cc6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paragraph-rsid="002a12de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Times New Roman" officeooo:rsid="002a12de" officeooo:paragraph-rsid="002a12de"/>
    </style:style>
    <style:style style:name="T1" style:family="text">
      <style:text-properties officeooo:rsid="001642c4"/>
    </style:style>
    <style:style style:name="T2" style:family="text">
      <style:text-properties officeooo:rsid="0017da6b"/>
    </style:style>
    <style:style style:name="T3" style:family="text">
      <style:text-properties officeooo:rsid="001eb341"/>
    </style:style>
    <style:style style:name="T4" style:family="text">
      <style:text-properties officeooo:rsid="001fe39c"/>
    </style:style>
    <style:style style:name="T5" style:family="text">
      <style:text-properties officeooo:rsid="0021810c"/>
    </style:style>
    <style:style style:name="T6" style:family="text">
      <style:text-properties officeooo:rsid="002236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42c4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642c4" style:font-weight-asian="bold" style:font-weight-complex="bold"/>
    </style:style>
    <style:style style:name="T11" style:family="text">
      <style:text-properties officeooo:rsid="0025da7b"/>
    </style:style>
    <style:style style:name="T12" style:family="text">
      <style:text-properties fo:color="#ce181e"/>
    </style:style>
    <style:style style:name="T13" style:family="text">
      <style:text-properties fo:color="#ce181e" officeooo:rsid="002eae54"/>
    </style:style>
    <style:style style:name="T14" style:family="text">
      <style:text-properties fo:color="#ce181e" style:font-name="Times New Roman" officeooo:rsid="00300cc6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27cdaa"/>
    </style:style>
    <style:style style:name="T17" style:family="text">
      <style:text-properties style:use-window-font-color="true" officeooo:rsid="002eae54"/>
    </style:style>
    <style:style style:name="T18" style:family="text">
      <style:text-properties style:use-window-font-color="true" officeooo:rsid="00311a88"/>
    </style:style>
    <style:style style:name="T19" style:family="text">
      <style:text-properties officeooo:rsid="00288833"/>
    </style:style>
    <style:style style:name="T20" style:family="text">
      <style:text-properties officeooo:rsid="002b985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2a12de"/>
    </style:style>
    <style:style style:name="T23" style:family="text">
      <style:text-properties style:font-name="Times New Roman" fo:font-style="normal" style:font-style-asian="normal" style:font-style-complex="normal"/>
    </style:style>
    <style:style style:name="T24" style:family="text">
      <style:text-properties style:font-name="Times New Roman" fo:font-style="normal" officeooo:rsid="002a12de" style:font-style-asian="normal" style:font-style-complex="normal"/>
    </style:style>
    <style:style style:name="T25" style:family="text">
      <style:text-properties style:font-name="Times New Roman" officeooo:rsid="00300cc6"/>
    </style:style>
    <style:style style:name="T26" style:family="text">
      <style:text-properties officeooo:rsid="002d2e56"/>
    </style:style>
    <style:style style:name="T27" style:family="text">
      <style:text-properties officeooo:rsid="002deb54"/>
    </style:style>
    <style:style style:name="T28" style:family="text">
      <style:text-properties officeooo:rsid="00311a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P</text:span><text:span text:style-name="T7">arte1 Descrição do Universo de Discurso</text:span></text:p>
      <text:p text:style-name="P4"/>
      <text:p text:style-name="P5"><text:span text:style-name="T10">Modelagem do </text:span><text:span text:style-name="T9">Sistema AGHUse</text:span> </text:p>
      <text:p text:style-name="P5"/>
      <text:p text:style-name="P6"><text:span text:style-name="T1"><text:tab/>AGHUse (</text:span>Aplicativos para Gestão de Hospitais Universitário<text:span text:style-name="T1">)</text:span>, <text:span text:style-name="T1">é o sistema informatizado considerado referencial no segmento de gestão hospitalar, desenvolvido no Hospital de Clínicas de Porto Alegre. Permite registar os processos </text:span>administrativos, assistenciais e de apoio à assistência de forma integrada e com o objetivo de melhorar o atendimento ao paciente, o acesso à pesquisa e a gestão administrativa da instituição.</text:p>
      <text:p text:style-name="P6"><text:tab/><text:span text:style-name="T1">O sistema possui módulos assistenciais, ligados a atividade fim do hospital, que incluem suporte a cadastramento de pacientes, acesso de prontuários, internação, emergência, cirurgia, prescrição médica, exames, entre outros. Possui também módulos administrativos, que incluem faturamento, custos hospitalares, compras, estoque, investimento, patrimônio, entre outros.</text:span></text:p>
      <text:p text:style-name="P7"><text:tab/><text:span text:style-name="T2">Como o sistema AGHUse é muito abrangente e complexo, a modelagem do sistema utilizado nesse trabalho visa apenas a parte assistencial, deixando de fora a parte administrativa do sistema. Ainda na parte assistencial, o trabalho se limita a uma modelagem simplificada, deixando de fora alguns aspectos. </text:span></text:p>
      <text:p text:style-name="P8"><text:tab/>O objetivo do nosso sistema é o gerenciamento do setor de internação e cirurgia, conjunto de pacientes internados, e prescrição para administração de medicamentos. Algumas funcionalidades <text:span text:style-name="T26">d</text:span>o sistema <text:span text:style-name="T26">e utilidades:</text:span> </text:p>
      <text:list xml:id="list3123003274" text:style-name="L1">
        <text:list-item>
          <text:p text:style-name="P12"><text:span text:style-name="T20">I</text:span>nformar a relação de funcionários (médicos e enfermeiros) que trabalham em um determinado hospital da rede. <text:span text:style-name="T26">Útil para se fazer um levantamento da distribuição de profissionais e especialidades na rede de hospitais.</text:span></text:p>
        </text:list-item>
        <text:list-item>
          <text:p text:style-name="P13"><text:span text:style-name="T20">C</text:span>adastrar novos funcionários em um hospital.</text:p>
        </text:list-item>
        <text:list-item>
          <text:p text:style-name="P15">Um médico pode ser identificado pelo seu crm, enquanto que enfermeiros pelo número do coren. <text:span text:style-name="T26">Útil para se consultar se determinado profissional atende na rede, pelo seu código de registro profissional.</text:span></text:p>
        </text:list-item>
        <text:list-item>
          <text:p text:style-name="P16"><text:span text:style-name="T20">Realizar a</text:span> entrada de um paciente na internação.</text:p>
        </text:list-item>
        <text:list-item>
          <text:p text:style-name="P17"><text:span text:style-name="T20">R</text:span>elação <text:span text:style-name="T19">dos </text:span>paciente<text:span text:style-name="T19">s</text:span> internado<text:span text:style-name="T19">s atendidos por cada médico. Útil para se verificar o balanceamento de atendimentos aos pacientes pelos diversos médicos que atuam na internação.</text:span></text:p>
        </text:list-item>
        <text:list-item>
          <text:p text:style-name="P17"><text:span text:style-name="T20">R</text:span>elação das equipes de profissionais (<text:span text:style-name="T4">constituída</text:span> por médicos e/ou enfermeiros)<text:span text:style-name="T6"> </text:span>que realizaram <text:span text:style-name="T11">alguma</text:span> cirurgia <text:span text:style-name="T27">em</text:span> algum paciente internado, <text:span text:style-name="T11">bem como suas especialidades. </text:span><text:soft-page-break/><text:span text:style-name="T11">Útil para se manter um registro dos procedimentos realizados no hospital, e possibilidade de atribuição de responsabilidade sobre cirurgia <text:s/>realizada.</text:span></text:p>
        </text:list-item>
        <text:list-item>
          <text:p text:style-name="P18"><text:span text:style-name="T20">P</text:span>ara cada cirurgia, que pode ser organizada pelo seu tipo – <text:span text:style-name="T28">como apendicectomia – </text:span>é possível acessar informações sobre o procedimento <text:span text:style-name="T19">realizado</text:span><text:span text:style-name="T15">, </text:span><text:span text:style-name="T16">e o paciente que é operado. </text:span><text:span text:style-name="T18">Útil para se informar o operações pelas quais o paciente já passou e seus resultatodos.</text:span></text:p>
        </text:list-item>
        <text:list-item>
          <text:p text:style-name="P14"><text:span text:style-name="T20">O</text:span>bter informações relevantes do prontuário(histórico médico) de cada paciente internado, como:</text:p>
          <text:list>
            <text:list-item>
              <text:p text:style-name="P14">a data de internação e liberação;</text:p>
            </text:list-item>
            <text:list-item>
              <text:p text:style-name="P14">exames realizados;</text:p>
            </text:list-item>
            <text:list-item>
              <text:p text:style-name="P14">prescrição de medicamentos com as respectivas dosagens a serem administradas;</text:p>
            </text:list-item>
            <text:list-item>
              <text:p text:style-name="P14">doenças e data do diagnóstico;</text:p>
            </text:list-item>
          </text:list>
        </text:list-item>
        <text:list-item>
          <text:p text:style-name="P16"><text:span text:style-name="T5">Verificar a data de requisição de um </text:span>exame <text:span text:style-name="T3">e se já </text:span>foi realizado, <text:span text:style-name="T3">assim como visualizar </text:span>o <text:span text:style-name="T3">resultado do exame, e informação adicional de imagens em caso pertinente (ex. RaioX ou qualquer outro exame de imagem);</text:span></text:p>
        </text:list-item>
        <text:list-item>
          <text:p text:style-name="P19"><text:span text:style-name="T20">V</text:span>erificação das prescrições médicas pelas enfermeiras para administração dos medicamentos.</text:p>
        </text:list-item>
        <text:list-item>
          <text:p text:style-name="P20"><text:span text:style-name="T22">Através de um valor de CID</text:span><text:span text:style-name="T24">(</text:span><text:span text:style-name="Emphasis"><text:span text:style-name="T23">Classificação Internacional de Doenças</text:span></text:span><text:span text:style-name="Emphasis"><text:span text:style-name="T24">), é possível listar todos os paciente </text:span></text:span><text:span text:style-name="T22">diagnosticados com a doença. </text:span><text:span text:style-name="T25">Útil parar classificar pacientes de acordo com a doença. Pode ser utilizado em levantamentos estatísticos por exemplo.</text:span></text:p>
        </text:list-item>
        <text:list-item>
          <text:p text:style-name="P21"><text:span text:style-name="T20">O</text:span>s pacientes internados podem receber visitas;</text:p>
        </text:list-item>
        <text:list-item>
          <text:p text:style-name="P12"><text:span text:style-name="T20">C</text:span>adastro <text:span text:style-name="T20">básico </text:span>de visitantes aos pacientes internados <text:span text:style-name="T20">e registro do dia da visita</text:span>;</text:p>
        </text:list-item>
      </text:list>
      <text:p text:style-name="P9"/>
      <text:p text:style-name="P9"/>
      <text:p text:style-name="P10">URL do site que serviu de inspiração:</text:p>
      <text:p text:style-name="P1"><text:a xlink:type="simple" xlink:href="https://www.hcpa.edu.br/institucional/tecnologia-da-informacao/institucional-sistema-aghuse" text:style-name="Internet_20_link" text:visited-style-name="Visited_20_Internet_20_Link"><text:span text:style-name="T21">https://www.hcpa.edu.br/institucional/tecnologia-da-informacao/institucional-sistema-aghus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2-02T15:44:17.866994837</dc:date>
    <meta:editing-duration>PT1H3M51S</meta:editing-duration>
    <meta:editing-cycles>12</meta:editing-cycles>
    <meta:generator>LibreOffice/6.1.3.2$Linux_X86_64 LibreOffice_project/10$Build-2</meta:generator>
    <meta:document-statistic meta:table-count="0" meta:image-count="0" meta:object-count="0" meta:page-count="2" meta:paragraph-count="25" meta:word-count="535" meta:character-count="3714" meta:non-whitespace-character-count="3211"/>
  </office:meta>
</office:document-meta>
</file>